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objectwithoutfill">
      <style:graphic-properties draw:fill="solid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0.921cm" svg:height="0.962cm" svg:x="1.391cm" svg:y="5.506cm">
          <draw:text-box>
            <text:p text:style-name="P1">0</text:p>
          </draw:text-box>
        </draw:frame>
        <draw:frame draw:style-name="gr1" draw:text-style-name="P2" draw:layer="layout" svg:width="0.922cm" svg:height="0.962cm" svg:x="2.312cm" svg:y="4.121cm">
          <draw:text-box>
            <text:p text:style-name="P1">f</text:p>
          </draw:text-box>
        </draw:frame>
        <draw:line draw:style-name="gr2" draw:text-style-name="P3" draw:layer="layout" svg:x1="2.089cm" svg:y1="5.57cm" svg:x2="2.642cm" svg:y2="4.898cm">
          <text:p/>
        </draw:line>
        <draw:line draw:style-name="gr2" draw:text-style-name="P3" draw:layer="layout" svg:x1="3.602cm" svg:y1="5.57cm" svg:x2="2.977cm" svg:y2="4.898cm">
          <text:p/>
        </draw:line>
        <draw:frame draw:style-name="gr3" draw:text-style-name="P2" draw:layer="layout" svg:width="0.922cm" svg:height="0.962cm" svg:x="3.128cm" svg:y="5.464cm">
          <draw:text-box>
            <text:p text:style-name="P1">f</text:p>
          </draw:text-box>
        </draw:frame>
        <draw:line draw:style-name="gr2" draw:text-style-name="P3" draw:layer="layout" svg:x1="2.905cm" svg:y1="6.913cm" svg:x2="3.458cm" svg:y2="6.241cm">
          <text:p/>
        </draw:line>
        <draw:line draw:style-name="gr2" draw:text-style-name="P3" draw:layer="layout" svg:x1="4.418cm" svg:y1="6.913cm" svg:x2="3.793cm" svg:y2="6.241cm">
          <text:p/>
        </draw:line>
        <draw:frame draw:style-name="gr4" draw:text-style-name="P2" draw:layer="layout" svg:width="0.921cm" svg:height="0.962cm" svg:x="4.011cm" svg:y="6.807cm">
          <draw:text-box>
            <text:p text:style-name="P1">f</text:p>
          </draw:text-box>
        </draw:frame>
        <draw:line draw:style-name="gr2" draw:text-style-name="P3" draw:layer="layout" svg:x1="3.787cm" svg:y1="8.256cm" svg:x2="4.34cm" svg:y2="7.584cm">
          <text:p/>
        </draw:line>
        <draw:line draw:style-name="gr2" draw:text-style-name="P3" draw:layer="layout" svg:x1="5.3cm" svg:y1="8.256cm" svg:x2="4.675cm" svg:y2="7.584cm">
          <text:p/>
        </draw:line>
        <draw:frame draw:style-name="gr4" draw:text-style-name="P2" draw:layer="layout" svg:width="0.921cm" svg:height="0.962cm" svg:x="4.826cm" svg:y="8.156cm">
          <draw:text-box>
            <text:p text:style-name="P1">f</text:p>
          </draw:text-box>
        </draw:frame>
        <draw:line draw:style-name="gr2" draw:text-style-name="P3" draw:layer="layout" svg:x1="4.602cm" svg:y1="9.606cm" svg:x2="5.155cm" svg:y2="8.934cm">
          <text:p/>
        </draw:line>
        <draw:line draw:style-name="gr2" draw:text-style-name="P3" draw:layer="layout" svg:x1="6.116cm" svg:y1="9.606cm" svg:x2="5.491cm" svg:y2="8.934cm">
          <text:p/>
        </draw:line>
        <draw:frame draw:style-name="gr3" draw:text-style-name="P2" draw:layer="layout" svg:width="0.922cm" svg:height="0.962cm" svg:x="2.167cm" svg:y="6.848cm">
          <draw:text-box>
            <text:p text:style-name="P1">2</text:p>
          </draw:text-box>
        </draw:frame>
        <draw:frame draw:style-name="gr1" draw:text-style-name="P2" draw:layer="layout" svg:width="0.922cm" svg:height="0.962cm" svg:x="3.089cm" svg:y="8.15cm">
          <draw:text-box>
            <text:p text:style-name="P1">4</text:p>
          </draw:text-box>
        </draw:frame>
        <draw:frame draw:style-name="gr1" draw:text-style-name="P2" draw:layer="layout" svg:width="0.922cm" svg:height="0.962cm" svg:x="4.122cm" svg:y="9.584cm">
          <draw:text-box>
            <text:p text:style-name="P1">6</text:p>
          </draw:text-box>
        </draw:frame>
        <draw:frame draw:style-name="gr3" draw:text-style-name="P2" draw:layer="layout" svg:width="0.922cm" svg:height="0.962cm" svg:x="5.714cm" svg:y="9.505cm">
          <draw:text-box>
            <text:p text:style-name="P1">f</text:p>
          </draw:text-box>
        </draw:frame>
        <draw:line draw:style-name="gr2" draw:text-style-name="P3" draw:layer="layout" svg:x1="5.491cm" svg:y1="10.955cm" svg:x2="6.044cm" svg:y2="10.283cm">
          <text:p/>
        </draw:line>
        <draw:line draw:style-name="gr2" draw:text-style-name="P3" draw:layer="layout" svg:x1="7.004cm" svg:y1="10.955cm" svg:x2="6.379cm" svg:y2="10.283cm">
          <text:p/>
        </draw:line>
        <draw:frame draw:style-name="gr3" draw:text-style-name="P2" draw:layer="layout" svg:width="0.92cm" svg:height="0.962cm" svg:x="5.011cm" svg:y="10.933cm">
          <draw:text-box>
            <text:p text:style-name="P1">8</text:p>
          </draw:text-box>
        </draw:frame>
        <draw:frame draw:style-name="gr3" draw:text-style-name="P2" draw:layer="layout" svg:width="0.921cm" svg:height="0.962cm" svg:x="6.569cm" svg:y="10.855cm">
          <draw:text-box>
            <text:p text:style-name="P1">f</text:p>
          </draw:text-box>
        </draw:frame>
        <draw:line draw:style-name="gr2" draw:text-style-name="P3" draw:layer="layout" svg:x1="6.345cm" svg:y1="12.304cm" svg:x2="6.898cm" svg:y2="11.632cm">
          <text:p/>
        </draw:line>
        <draw:line draw:style-name="gr2" draw:text-style-name="P3" draw:layer="layout" svg:x1="7.858cm" svg:y1="12.304cm" svg:x2="7.233cm" svg:y2="11.632cm">
          <text:p/>
        </draw:line>
        <draw:frame draw:style-name="gr5" draw:text-style-name="P2" draw:layer="layout" svg:width="1.58cm" svg:height="1.304cm" svg:x="5.865cm" svg:y="12.111cm">
          <draw:text-box>
            <text:p text:style-name="P1">10</text:p>
          </draw:text-box>
        </draw:frame>
        <draw:frame draw:style-name="gr5" draw:text-style-name="P2" draw:layer="layout" svg:width="1.445cm" svg:height="1.304cm" svg:x="7.445cm" svg:y="12.027cm">
          <draw:text-box>
            <text:p text:style-name="P1">12</text:p>
          </draw:text-box>
        </draw:frame>
        <draw:frame draw:style-name="gr3" draw:text-style-name="P2" draw:layer="layout" svg:width="0.922cm" svg:height="0.962cm" svg:x="1.447cm" svg:y="2.767cm">
          <draw:text-box>
            <text:p text:style-name="P1">f</text:p>
          </draw:text-box>
        </draw:frame>
        <draw:line draw:style-name="gr2" draw:text-style-name="P3" draw:layer="layout" svg:x1="1.224cm" svg:y1="4.216cm" svg:x2="1.777cm" svg:y2="3.544cm">
          <text:p/>
        </draw:line>
        <draw:line draw:style-name="gr2" draw:text-style-name="P3" draw:layer="layout" svg:x1="2.737cm" svg:y1="4.216cm" svg:x2="2.112cm" svg:y2="3.544cm">
          <text:p/>
        </draw:line>
        <draw:frame draw:style-name="gr6" draw:text-style-name="P2" draw:layer="layout" svg:width="2.061cm" svg:height="1.673cm" svg:x="0.124cm" svg:y="3.919cm">
          <draw:text-box>
            <text:p text:style-name="P1">initial=0</text:p>
          </draw:text-box>
        </draw:frame>
        <draw:frame draw:style-name="gr7" draw:text-style-name="P2" draw:layer="layout" svg:width="0.995cm" svg:height="0.962cm" svg:x="17.275cm" svg:y="4.305cm">
          <draw:text-box>
            <text:p text:style-name="P1">f</text:p>
          </draw:text-box>
        </draw:frame>
        <draw:line draw:style-name="gr2" draw:text-style-name="P3" draw:layer="layout" svg:x1="17.033cm" svg:y1="5.714cm" svg:x2="17.63cm" svg:y2="5.069cm">
          <text:p/>
        </draw:line>
        <draw:line draw:style-name="gr2" draw:text-style-name="P3" draw:layer="layout" svg:x1="18.667cm" svg:y1="5.714cm" svg:x2="17.992cm" svg:y2="5.069cm">
          <text:p/>
        </draw:line>
        <draw:frame draw:style-name="gr7" draw:text-style-name="P2" draw:layer="layout" svg:width="0.994cm" svg:height="0.962cm" svg:x="16.599cm" svg:y="5.593cm">
          <draw:text-box>
            <text:p text:style-name="P1">f</text:p>
          </draw:text-box>
        </draw:frame>
        <draw:line draw:style-name="gr2" draw:text-style-name="P3" draw:layer="layout" svg:x1="16.358cm" svg:y1="7.003cm" svg:x2="16.955cm" svg:y2="6.358cm">
          <text:p/>
        </draw:line>
        <draw:line draw:style-name="gr2" draw:text-style-name="P3" draw:layer="layout" svg:x1="17.991cm" svg:y1="7.003cm" svg:x2="17.316cm" svg:y2="6.358cm">
          <text:p/>
        </draw:line>
        <draw:frame draw:style-name="gr8" draw:text-style-name="P2" draw:layer="layout" svg:width="0.995cm" svg:height="0.962cm" svg:x="15.884cm" svg:y="6.882cm">
          <draw:text-box>
            <text:p text:style-name="P1">f</text:p>
          </draw:text-box>
        </draw:frame>
        <draw:line draw:style-name="gr2" draw:text-style-name="P3" draw:layer="layout" svg:x1="15.643cm" svg:y1="8.292cm" svg:x2="16.24cm" svg:y2="7.647cm">
          <text:p/>
        </draw:line>
        <draw:line draw:style-name="gr2" draw:text-style-name="P3" draw:layer="layout" svg:x1="17.276cm" svg:y1="8.292cm" svg:x2="16.601cm" svg:y2="7.647cm">
          <text:p/>
        </draw:line>
        <draw:frame draw:style-name="gr8" draw:text-style-name="P2" draw:layer="layout" svg:width="0.995cm" svg:height="0.962cm" svg:x="15.208cm" svg:y="8.178cm">
          <draw:text-box>
            <text:p text:style-name="P1">f</text:p>
          </draw:text-box>
        </draw:frame>
        <draw:line draw:style-name="gr2" draw:text-style-name="P3" draw:layer="layout" svg:x1="14.967cm" svg:y1="9.587cm" svg:x2="15.564cm" svg:y2="8.942cm">
          <text:p/>
        </draw:line>
        <draw:line draw:style-name="gr2" draw:text-style-name="P3" draw:layer="layout" svg:x1="16.6cm" svg:y1="9.587cm" svg:x2="15.925cm" svg:y2="8.942cm">
          <text:p/>
        </draw:line>
        <draw:frame draw:style-name="gr7" draw:text-style-name="P2" draw:layer="layout" svg:width="0.994cm" svg:height="0.962cm" svg:x="14.611cm" svg:y="9.473cm">
          <draw:text-box>
            <text:p text:style-name="P1">f</text:p>
          </draw:text-box>
        </draw:frame>
        <draw:line draw:style-name="gr2" draw:text-style-name="P3" draw:layer="layout" svg:x1="14.369cm" svg:y1="10.883cm" svg:x2="14.966cm" svg:y2="10.238cm">
          <text:p/>
        </draw:line>
        <draw:line draw:style-name="gr2" draw:text-style-name="P3" draw:layer="layout" svg:x1="16.003cm" svg:y1="10.883cm" svg:x2="15.328cm" svg:y2="10.238cm">
          <text:p/>
        </draw:line>
        <draw:frame draw:style-name="gr8" draw:text-style-name="P2" draw:layer="layout" svg:width="0.995cm" svg:height="0.962cm" svg:x="13.977cm" svg:y="10.768cm">
          <draw:text-box>
            <text:p text:style-name="P1">f</text:p>
          </draw:text-box>
        </draw:frame>
        <draw:line draw:style-name="gr2" draw:text-style-name="P3" draw:layer="layout" svg:x1="13.736cm" svg:y1="12.178cm" svg:x2="14.333cm" svg:y2="11.533cm">
          <text:p/>
        </draw:line>
        <draw:line draw:style-name="gr2" draw:text-style-name="P3" draw:layer="layout" svg:x1="15.369cm" svg:y1="12.178cm" svg:x2="14.694cm" svg:y2="11.533cm">
          <text:p/>
        </draw:line>
        <draw:frame draw:style-name="gr7" draw:text-style-name="P2" draw:layer="layout" svg:width="1.705cm" svg:height="0.962cm" svg:x="14.69cm" svg:y="11.909cm">
          <draw:text-box>
            <text:p text:style-name="P1">0</text:p>
          </draw:text-box>
        </draw:frame>
        <draw:frame draw:style-name="gr9" draw:text-style-name="P2" draw:layer="layout" svg:width="2.688cm" svg:height="1.673cm" svg:x="12.002cm" svg:y="11.913cm">
          <draw:text-box>
            <text:p text:style-name="P1">Initial = 0</text:p>
          </draw:text-box>
        </draw:frame>
        <draw:frame draw:style-name="gr7" draw:text-style-name="P2" draw:layer="layout" svg:width="0.995cm" svg:height="0.962cm" svg:x="17.897cm" svg:y="3.005cm">
          <draw:text-box>
            <text:p text:style-name="P1">f</text:p>
          </draw:text-box>
        </draw:frame>
        <draw:line draw:style-name="gr2" draw:text-style-name="P3" draw:layer="layout" svg:x1="17.656cm" svg:y1="4.415cm" svg:x2="18.253cm" svg:y2="3.77cm">
          <text:p/>
        </draw:line>
        <draw:line draw:style-name="gr2" draw:text-style-name="P3" draw:layer="layout" svg:x1="19.29cm" svg:y1="4.415cm" svg:x2="18.615cm" svg:y2="3.77cm">
          <text:p/>
        </draw:line>
        <draw:frame draw:style-name="gr7" draw:text-style-name="P2" draw:layer="layout" svg:width="1.705cm" svg:height="0.962cm" svg:x="15.37cm" svg:y="10.674cm">
          <draw:text-box>
            <text:p text:style-name="P1">2</text:p>
          </draw:text-box>
        </draw:frame>
        <draw:frame draw:style-name="gr7" draw:text-style-name="P2" draw:layer="layout" svg:width="1.705cm" svg:height="0.962cm" svg:x="16.113cm" svg:y="9.385cm">
          <draw:text-box>
            <text:p text:style-name="P1">4</text:p>
          </draw:text-box>
        </draw:frame>
        <draw:frame draw:style-name="gr8" draw:text-style-name="P2" draw:layer="layout" svg:width="1.705cm" svg:height="0.962cm" svg:x="16.678cm" svg:y="8.103cm">
          <draw:text-box>
            <text:p text:style-name="P1">6</text:p>
          </draw:text-box>
        </draw:frame>
        <draw:frame draw:style-name="gr8" draw:text-style-name="P2" draw:layer="layout" svg:width="1.704cm" svg:height="0.962cm" svg:x="17.317cm" svg:y="6.875cm">
          <draw:text-box>
            <text:p text:style-name="P1">8</text:p>
          </draw:text-box>
        </draw:frame>
        <draw:frame draw:style-name="gr7" draw:text-style-name="P2" draw:layer="layout" svg:width="1.704cm" svg:height="0.962cm" svg:x="17.992cm" svg:y="5.546cm">
          <draw:text-box>
            <text:p text:style-name="P1">10</text:p>
          </draw:text-box>
        </draw:frame>
        <draw:frame draw:style-name="gr8" draw:text-style-name="P2" draw:layer="layout" svg:width="1.705cm" svg:height="0.962cm" svg:x="18.615cm" svg:y="4.217cm">
          <draw:text-box>
            <text:p text:style-name="P1">12</text:p>
          </draw:text-box>
        </draw:frame>
        <draw:frame draw:style-name="gr10" draw:text-style-name="P4" draw:layer="layout" svg:width="10.668cm" svg:height="0.962cm" svg:x="11.748cm" svg:y="13.77cm">
          <draw:text-box>
            <text:p>(((((0 + 0)+ 2)+ 4)+ 6)+ 8)+ 10)+ 12</text:p>
          </draw:text-box>
        </draw:frame>
        <draw:frame draw:style-name="gr11" draw:text-style-name="P4" draw:layer="layout" svg:width="9.398cm" svg:height="1.673cm" svg:x="0.508cm" svg:y="13.415cm">
          <draw:text-box>
            <text:p>0+(0+(2+(4+(6+(8+(10+12))))))</text:p>
          </draw:text-box>
        </draw:frame>
        <draw:frame draw:style-name="gr11" draw:text-style-name="P6" draw:layer="layout" svg:width="9.398cm" svg:height="1.673cm" svg:x="0.254cm" svg:y="0.867cm">
          <draw:text-box>
            <text:p text:style-name="P5"><text:span text:style-name="T1">F</text:span><text:span text:style-name="T1">o</text:span><text:span text:style-name="T1">l</text:span><text:span text:style-name="T1">d</text:span><text:span text:style-name="T1">R</text:span><text:span text:style-name="T1">i</text:span><text:span text:style-name="T1">g</text:span><text:span text:style-name="T1">h</text:span><text:span text:style-name="T1">t:</text:span></text:p>
          </draw:text-box>
        </draw:frame>
        <draw:frame draw:style-name="gr11" draw:text-style-name="P6" draw:layer="layout" svg:width="9.398cm" svg:height="1.673cm" svg:x="11.856cm" svg:y="0.867cm">
          <draw:text-box>
            <text:p text:style-name="P5"><text:span text:style-name="T1">F</text:span><text:span text:style-name="T1">ol</text:span><text:span text:style-name="T1">d</text:span><text:span text:style-name="T1">L</text:span><text:span text:style-name="T1">e</text:span><text:span text:style-name="T1">ft</text:span><text:span text:style-name="T1">: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3" draw:text-style-name="P2" draw:layer="layout" svg:width="0.995cm" svg:height="0.962cm" svg:x="18.459cm" svg:y="8.426cm">
          <draw:text-box>
            <text:p text:style-name="P1">f</text:p>
          </draw:text-box>
        </draw:frame>
        <draw:line draw:style-name="gr2" draw:text-style-name="P3" draw:layer="layout" svg:x1="18.217cm" svg:y1="9.644cm" svg:x2="18.814cm" svg:y2="9.132cm">
          <text:p/>
        </draw:line>
        <draw:line draw:style-name="gr2" draw:text-style-name="P3" draw:layer="layout" svg:x1="19.851cm" svg:y1="9.644cm" svg:x2="19.176cm" svg:y2="9.132cm">
          <text:p/>
        </draw:line>
        <draw:frame draw:style-name="gr13" draw:text-style-name="P2" draw:layer="layout" svg:width="0.994cm" svg:height="0.962cm" svg:x="14.503cm" svg:y="8.373cm">
          <draw:text-box>
            <text:p text:style-name="P1">f</text:p>
          </draw:text-box>
        </draw:frame>
        <draw:line draw:style-name="gr2" draw:text-style-name="P3" draw:layer="layout" svg:x1="14.262cm" svg:y1="9.592cm" svg:x2="14.859cm" svg:y2="9.08cm">
          <text:p/>
        </draw:line>
        <draw:line draw:style-name="gr2" draw:text-style-name="P3" draw:layer="layout" svg:x1="15.895cm" svg:y1="9.592cm" svg:x2="15.22cm" svg:y2="9.08cm">
          <text:p/>
        </draw:line>
        <draw:frame draw:style-name="gr14" draw:text-style-name="P2" draw:layer="layout" svg:width="0.995cm" svg:height="0.962cm" svg:x="10.648cm" svg:y="7.355cm">
          <draw:text-box>
            <text:p text:style-name="P1">f</text:p>
          </draw:text-box>
        </draw:frame>
        <draw:line draw:style-name="gr2" draw:text-style-name="P3" draw:layer="layout" svg:x1="10.407cm" svg:y1="8.574cm" svg:x2="11.004cm" svg:y2="8.062cm">
          <text:p/>
        </draw:line>
        <draw:line draw:style-name="gr2" draw:text-style-name="P3" draw:layer="layout" svg:x1="12.04cm" svg:y1="8.574cm" svg:x2="11.365cm" svg:y2="8.062cm">
          <text:p/>
        </draw:line>
        <draw:frame draw:style-name="gr13" draw:text-style-name="P2" draw:layer="layout" svg:width="0.995cm" svg:height="0.962cm" svg:x="9.972cm" svg:y="8.385cm">
          <draw:text-box>
            <text:p text:style-name="P1">f</text:p>
          </draw:text-box>
        </draw:frame>
        <draw:line draw:style-name="gr2" draw:text-style-name="P3" draw:layer="layout" svg:x1="9.731cm" svg:y1="9.603cm" svg:x2="10.328cm" svg:y2="9.091cm">
          <text:p/>
        </draw:line>
        <draw:line draw:style-name="gr2" draw:text-style-name="P3" draw:layer="layout" svg:x1="11.364cm" svg:y1="9.603cm" svg:x2="10.689cm" svg:y2="9.091cm">
          <text:p/>
        </draw:line>
        <draw:frame draw:style-name="gr14" draw:text-style-name="P2" draw:layer="layout" svg:width="0.994cm" svg:height="0.962cm" svg:x="6.088cm" svg:y="7.213cm">
          <draw:text-box>
            <text:p text:style-name="P1">f</text:p>
          </draw:text-box>
        </draw:frame>
        <draw:line draw:style-name="gr2" draw:text-style-name="P3" draw:layer="layout" svg:x1="5.893cm" svg:y1="8.587cm" svg:x2="6.49cm" svg:y2="8.075cm">
          <text:p/>
        </draw:line>
        <draw:line draw:style-name="gr2" draw:text-style-name="P3" draw:layer="layout" svg:x1="7.527cm" svg:y1="8.587cm" svg:x2="6.852cm" svg:y2="8.075cm">
          <text:p/>
        </draw:line>
        <draw:frame draw:style-name="gr14" draw:text-style-name="P2" draw:layer="layout" svg:width="0.995cm" svg:height="0.962cm" svg:x="5.501cm" svg:y="8.399cm">
          <draw:text-box>
            <text:p text:style-name="P1">f</text:p>
          </draw:text-box>
        </draw:frame>
        <draw:line draw:style-name="gr2" draw:text-style-name="P3" draw:layer="layout" svg:x1="5.26cm" svg:y1="9.617cm" svg:x2="5.857cm" svg:y2="9.105cm">
          <text:p/>
        </draw:line>
        <draw:line draw:style-name="gr2" draw:text-style-name="P3" draw:layer="layout" svg:x1="6.893cm" svg:y1="9.617cm" svg:x2="6.218cm" svg:y2="9.105cm">
          <text:p/>
        </draw:line>
        <draw:frame draw:style-name="gr14" draw:text-style-name="P2" draw:layer="layout" svg:width="1.705cm" svg:height="0.962cm" svg:x="6.214cm" svg:y="9.306cm">
          <draw:text-box>
            <text:p text:style-name="P1">0</text:p>
          </draw:text-box>
        </draw:frame>
        <draw:frame draw:style-name="gr15" draw:text-style-name="P2" draw:layer="layout" svg:width="2.688cm" svg:height="1.673cm" svg:x="3.886cm" svg:y="9.392cm">
          <draw:text-box>
            <text:p text:style-name="P1">Initial</text:p>
            <text:p text:style-name="P1">=0</text:p>
          </draw:text-box>
        </draw:frame>
        <draw:frame draw:style-name="gr14" draw:text-style-name="P2" draw:layer="layout" svg:width="0.995cm" svg:height="0.962cm" svg:x="22.349cm" svg:y="8.362cm">
          <draw:text-box>
            <text:p text:style-name="P1">f</text:p>
          </draw:text-box>
        </draw:frame>
        <draw:line draw:style-name="gr2" draw:text-style-name="P3" draw:layer="layout" svg:x1="22.204cm" svg:y1="9.626cm" svg:x2="22.801cm" svg:y2="9.114cm">
          <text:p/>
        </draw:line>
        <draw:line draw:style-name="gr2" draw:text-style-name="P3" draw:layer="layout" svg:x1="23.838cm" svg:y1="9.626cm" svg:x2="23.163cm" svg:y2="9.114cm">
          <text:p/>
        </draw:line>
        <draw:frame draw:style-name="gr14" draw:text-style-name="P2" draw:layer="layout" svg:width="1.705cm" svg:height="0.962cm" svg:x="6.677cm" svg:y="8.442cm">
          <draw:text-box>
            <text:p text:style-name="P1">2</text:p>
          </draw:text-box>
        </draw:frame>
        <draw:frame draw:style-name="gr13" draw:text-style-name="P2" draw:layer="layout" svg:width="1.705cm" svg:height="0.962cm" svg:x="10.877cm" svg:y="9.344cm">
          <draw:text-box>
            <text:p text:style-name="P1">4</text:p>
          </draw:text-box>
        </draw:frame>
        <draw:frame draw:style-name="gr14" draw:text-style-name="P2" draw:layer="layout" svg:width="1.705cm" svg:height="0.962cm" svg:x="11.442cm" svg:y="8.326cm">
          <draw:text-box>
            <text:p text:style-name="P1">6</text:p>
          </draw:text-box>
        </draw:frame>
        <draw:frame draw:style-name="gr14" draw:text-style-name="P2" draw:layer="layout" svg:width="1.704cm" svg:height="0.962cm" svg:x="15.22cm" svg:y="9.537cm">
          <draw:text-box>
            <text:p text:style-name="P1">8</text:p>
          </draw:text-box>
        </draw:frame>
        <draw:frame draw:style-name="gr14" draw:text-style-name="P2" draw:layer="layout" svg:width="1.704cm" svg:height="0.962cm" svg:x="19.144cm" svg:y="9.451cm">
          <draw:text-box>
            <text:p text:style-name="P1">10</text:p>
          </draw:text-box>
        </draw:frame>
        <draw:frame draw:style-name="gr13" draw:text-style-name="P2" draw:layer="layout" svg:width="1.705cm" svg:height="0.962cm" svg:x="23.344cm" svg:y="9.371cm">
          <draw:text-box>
            <text:p text:style-name="P1">12</text:p>
          </draw:text-box>
        </draw:frame>
        <draw:frame draw:style-name="gr11" draw:text-style-name="P2" draw:layer="layout" svg:width="21.844cm" svg:height="1.673cm" svg:x="3.302cm" svg:y="13.462cm">
          <draw:text-box>
            <text:p text:style-name="P1"><text:span text:style-name="T2">((</text:span><text:span text:style-name="T2">0 </text:span><text:span text:style-name="T2">+ </text:span><text:span text:style-name="T2">0</text:span><text:span text:style-name="T2">) </text:span><text:span text:style-name="T2">+ </text:span><text:span text:style-name="T2">(</text:span><text:span text:style-name="T2">0 </text:span><text:span text:style-name="T2">+ </text:span><text:span text:style-name="T2">4</text:span><text:span text:style-name="T2">)) </text:span><text:span text:style-name="T2">+ </text:span><text:span text:style-name="T2">((</text:span><text:span text:style-name="T2">(</text:span><text:span text:style-name="T2">0 </text:span><text:span text:style-name="T2">+ </text:span><text:span text:style-name="T2">8</text:span><text:span text:style-name="T2">) </text:span><text:span text:style-name="T2">+ </text:span><text:span text:style-name="T2">(</text:span><text:span text:style-name="T2">0 </text:span><text:span text:style-name="T2">+ </text:span><text:span text:style-name="T2">1</text:span><text:span text:style-name="T2">0</text:span><text:span text:style-name="T2">)) </text:span><text:span text:style-name="T2">+ </text:span>(0 + 12))</text:p>
          </draw:text-box>
        </draw:frame>
        <draw:frame draw:style-name="gr9" draw:text-style-name="P2" draw:layer="layout" svg:width="2.688cm" svg:height="1.673cm" svg:x="8.488cm" svg:y="9.503cm">
          <draw:text-box>
            <text:p text:style-name="P1">Initial</text:p>
            <text:p text:style-name="P1">=0</text:p>
          </draw:text-box>
        </draw:frame>
        <draw:frame draw:style-name="gr16" draw:text-style-name="P2" draw:layer="layout" svg:width="2.688cm" svg:height="1.673cm" svg:x="13.06cm" svg:y="9.421cm">
          <draw:text-box>
            <text:p text:style-name="P1">Initial</text:p>
            <text:p text:style-name="P1">=0</text:p>
          </draw:text-box>
        </draw:frame>
        <draw:frame draw:style-name="gr9" draw:text-style-name="P2" draw:layer="layout" svg:width="2.688cm" svg:height="1.673cm" svg:x="16.908cm" svg:y="9.537cm">
          <draw:text-box>
            <text:p text:style-name="P1">Initial</text:p>
            <text:p text:style-name="P1">=0</text:p>
          </draw:text-box>
        </draw:frame>
        <draw:frame draw:style-name="gr16" draw:text-style-name="P2" draw:layer="layout" svg:width="2.688cm" svg:height="1.673cm" svg:x="21.058cm" svg:y="9.378cm">
          <draw:text-box>
            <text:p text:style-name="P1">Initial</text:p>
            <text:p text:style-name="P1">=0</text:p>
          </draw:text-box>
        </draw:frame>
        <draw:line draw:style-name="gr2" draw:text-style-name="P3" draw:layer="layout" svg:x1="6.769cm" svg:y1="7.127cm" svg:x2="8.636cm" svg:y2="5.512cm">
          <text:p/>
        </draw:line>
        <draw:line draw:style-name="gr2" draw:text-style-name="P3" draw:layer="layout" svg:x1="11.176cm" svg:y1="7.329cm" svg:x2="8.89cm" svg:y2="5.512cm">
          <text:p/>
        </draw:line>
        <draw:line draw:style-name="gr2" draw:text-style-name="P3" draw:layer="layout" svg:x1="14.986cm" svg:y1="8.137cm" svg:x2="16.256cm" svg:y2="5.916cm">
          <text:p/>
        </draw:line>
        <draw:line draw:style-name="gr2" draw:text-style-name="P3" draw:layer="layout" svg:x1="19.05cm" svg:y1="8.426cm" svg:x2="16.51cm" svg:y2="5.916cm">
          <text:p/>
        </draw:line>
        <draw:line draw:style-name="gr2" draw:text-style-name="P3" draw:layer="layout" svg:x1="22.86cm" svg:y1="8.362cm" svg:x2="18.542cm" svg:y2="4.015cm">
          <text:p/>
        </draw:line>
        <draw:frame draw:style-name="gr16" draw:text-style-name="P2" draw:layer="layout" svg:width="3.196cm" svg:height="1.33cm" svg:x="7.112cm" svg:y="4.384cm">
          <draw:text-box>
            <text:p text:style-name="P1">combine</text:p>
          </draw:text-box>
        </draw:frame>
        <draw:frame draw:style-name="gr16" draw:text-style-name="P2" draw:layer="layout" svg:width="3.196cm" svg:height="1.33cm" svg:x="14.584cm" svg:y="4.704cm">
          <draw:text-box>
            <text:p text:style-name="P1">combine</text:p>
          </draw:text-box>
        </draw:frame>
        <draw:frame draw:style-name="gr16" draw:text-style-name="P2" draw:layer="layout" svg:width="3.196cm" svg:height="1.33cm" svg:x="16.256cm" svg:y="2.685cm">
          <draw:text-box>
            <text:p text:style-name="P1">combine</text:p>
          </draw:text-box>
        </draw:frame>
        <draw:line draw:style-name="gr2" draw:text-style-name="P3" draw:layer="layout" svg:x1="16.51cm" svg:y1="4.906cm" svg:x2="17.272cm" svg:y2="3.897cm">
          <text:p/>
        </draw:line>
        <draw:line draw:style-name="gr2" draw:text-style-name="P3" draw:layer="layout" svg:x1="17.526cm" svg:y1="3.089cm" svg:x2="15.24cm" svg:y2="1.474cm">
          <text:p/>
        </draw:line>
        <draw:line draw:style-name="gr2" draw:text-style-name="P3" draw:layer="layout" svg:x1="9.398cm" svg:y1="4.502cm" svg:x2="14.478cm" svg:y2="1.474cm">
          <text:p/>
        </draw:line>
        <draw:frame draw:style-name="gr16" draw:text-style-name="P2" draw:layer="layout" svg:width="3.196cm" svg:height="1.33cm" svg:x="13.314cm" svg:y="0.359cm">
          <draw:text-box>
            <text:p text:style-name="P1">combine</text:p>
          </draw:text-box>
        </draw:frame>
        <draw:frame draw:style-name="gr17" draw:text-style-name="P4" draw:layer="layout" svg:width="5.08cm" svg:height="0.962cm" svg:x="3.302cm" svg:y="11.738cm">
          <draw:text-box>
            <text:p text:style-name="P1">Partition 1</text:p>
          </draw:text-box>
        </draw:frame>
        <draw:frame draw:style-name="gr17" draw:text-style-name="P4" draw:layer="layout" svg:width="5.08cm" svg:height="0.962cm" svg:x="8.382cm" svg:y="11.738cm">
          <draw:text-box>
            <text:p text:style-name="P1">Partition 2</text:p>
          </draw:text-box>
        </draw:frame>
        <draw:frame draw:style-name="gr17" draw:text-style-name="P4" draw:layer="layout" svg:width="5.08cm" svg:height="0.962cm" svg:x="12.192cm" svg:y="11.738cm">
          <draw:text-box>
            <text:p text:style-name="P1">Partition 3</text:p>
          </draw:text-box>
        </draw:frame>
        <draw:frame draw:style-name="gr17" draw:text-style-name="P4" draw:layer="layout" svg:width="5.08cm" svg:height="0.962cm" svg:x="16.602cm" svg:y="11.738cm">
          <draw:text-box>
            <text:p text:style-name="P1">Partition 4</text:p>
          </draw:text-box>
        </draw:frame>
        <draw:frame draw:style-name="gr17" draw:text-style-name="P4" draw:layer="layout" svg:width="5.08cm" svg:height="0.962cm" svg:x="20.658cm" svg:y="11.738cm">
          <draw:text-box>
            <text:p text:style-name="P1">Partition 5</text:p>
          </draw:text-box>
        </draw:frame>
        <draw:line draw:style-name="gr18" draw:text-style-name="P3" draw:layer="layout" svg:x1="8.636cm" svg:y1="7.889cm" svg:x2="8.636cm" svg:y2="12.954cm">
          <text:p/>
        </draw:line>
        <draw:line draw:style-name="gr18" draw:text-style-name="P3" draw:layer="layout" svg:x1="12.954cm" svg:y1="7.874cm" svg:x2="12.954cm" svg:y2="12.939cm">
          <text:p/>
        </draw:line>
        <draw:line draw:style-name="gr18" draw:text-style-name="P3" draw:layer="layout" svg:x1="17.018cm" svg:y1="7.889cm" svg:x2="17.018cm" svg:y2="12.954cm">
          <text:p/>
        </draw:line>
        <draw:line draw:style-name="gr18" draw:text-style-name="P3" draw:layer="layout" svg:x1="21.336cm" svg:y1="7.889cm" svg:x2="21.336cm" svg:y2="12.954cm">
          <text:p/>
        </draw:line>
        <presentation:notes draw:style-name="dp1">
          <draw:page-thumbnail draw:style-name="gr12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ed_20__28_var_29_" draw:fill="solid" draw:fill-color="#729fcf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06T12:29:40.798915106</meta:creation-date>
    <dc:date>2020-07-06T15:27:08.265081275</dc:date>
    <meta:editing-duration>PT8M40S</meta:editing-duration>
    <meta:editing-cycles>3</meta:editing-cycles>
    <meta:generator>LibreOffice/6.3.5.2$Linux_X86_64 LibreOffice_project/30$Build-2</meta:generator>
    <meta:document-statistic meta:object-count="142"/>
  </office:meta>
</office:document-meta>
</file>